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ff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000000"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="Arrow" draw:marker-start-width="0.56cm" draw:marker-end="Arrow" draw:marker-end-width="0.559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5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6" style:family="graphic" style:parent-style-name="standard">
      <style:graphic-properties draw:stroke="none" svg:stroke-color="#000000" draw:fill="none" draw:fill-color="#ffffff" fo:min-height="1.274cm"/>
    </style:style>
    <style:style style:name="gr27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8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9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30" style:family="graphic" style:parent-style-name="standard">
      <style:graphic-properties draw:stroke="none" svg:stroke-color="#ff3333" draw:fill="none" draw:fill-color="#ffffff" fo:min-height="1.147cm"/>
    </style:style>
    <style:style style:name="gr31" style:family="graphic" style:parent-style-name="standard">
      <style:graphic-properties draw:stroke="none" svg:stroke-color="#ff3333" draw:fill="none" draw:fill-color="#ffffff" fo:min-height="1.02cm"/>
    </style:style>
    <style:style style:name="gr32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5.052cm" svg:height="33.528cm" svg:x="22.89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176cm" svg:height="1.397cm" svg:x="1.389cm" svg:y="1.79cm">
          <draw:text-box>
            <text:p text:style-name="P1"><text:span text:style-name="T1">Threats</text:span></text:p>
          </draw:text-box>
        </draw:frame>
        <draw:g xml:id="id1" draw:id="id1">
          <draw:g>
            <draw:g>
              <draw:custom-shape draw:style-name="gr3" draw:text-style-name="P1" draw:layer="layout" svg:width="5.334cm" svg:height="8.128cm" svg:x="26.143cm" svg:y="9.1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2" draw:text-style-name="P2" draw:layer="layout" svg:width="3.048cm" svg:height="1.397cm" svg:x="26.651cm" svg:y="12.3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4" draw:text-style-name="P1" draw:layer="layout" svg:width="2.54cm" svg:height="2.413cm" svg:x="32.098cm" svg:y="11.5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5" draw:text-style-name="P3" draw:layer="layout" svg:width="4.826cm" svg:height="1.266cm" svg:x="30.955cm" svg:y="14.249cm">
                <draw:text-box>
                  <text:p text:style-name="P1"><text:span text:style-name="T1">Mining</text:span></text:p>
                </draw:text-box>
              </draw:frame>
            </draw:g>
            <draw:custom-shape draw:style-name="gr6" draw:text-style-name="P1" draw:layer="layout" svg:width="13.081cm" svg:height="12.192cm" svg:x="23.857cm" svg:y="7.54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12.319cm" svg:height="1.397cm" svg:x="25cm" svg:y="18.082cm">
              <draw:text-box>
                <text:p text:style-name="P1"><text:span text:style-name="T1">Data Center</text:span></text:p>
              </draw:text-box>
            </draw:frame>
          </draw:g>
          <draw:frame draw:style-name="gr7" draw:text-style-name="P3" draw:layer="layout" svg:width="1.651cm" svg:height="1.27cm" svg:x="24.405cm" svg:y="8.332cm">
            <draw:text-box>
              <text:p text:style-name="P1"><text:span text:style-name="T1">(e)</text:span></text:p>
            </draw:text-box>
          </draw:frame>
        </draw:g>
        <draw:line draw:style-name="gr8" draw:text-style-name="P1" draw:layer="layout" svg:x1="42.716cm" svg:y1="1.508cm" svg:x2="42.716cm" svg:y2="40.116cm">
          <text:p/>
        </draw:line>
        <draw:connector draw:style-name="gr9" draw:text-style-name="P1" draw:layer="layout" svg:x1="30.588cm" svg:y1="27.107cm" svg:x2="30.588cm" svg:y2="19.733cm" draw:end-shape="id1" svg:d="M30588 27107v-7374" svg:viewBox="0 0 1 7375">
          <text:p/>
        </draw:connector>
        <draw:custom-shape draw:style-name="gr10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1" draw:text-style-name="P1" draw:layer="layout" svg:x1="51.228cm" svg:y1="30.414cm" svg:x2="51.228cm" svg:y2="33.463cm">
                <text:p/>
              </draw:line>
              <draw:line draw:style-name="gr12" draw:text-style-name="P1" draw:layer="layout" svg:x1="49.894cm" svg:y1="31.35cm" svg:x2="52.561cm" svg:y2="31.35cm">
                <text:p/>
              </draw:line>
              <draw:line draw:style-name="gr12" draw:text-style-name="P1" draw:layer="layout" svg:x1="49.894cm" svg:y1="34.41cm" svg:x2="51.228cm" svg:y2="33.394cm">
                <text:p/>
              </draw:line>
              <draw:line draw:style-name="gr12" draw:text-style-name="P1" draw:layer="layout" svg:x1="52.561cm" svg:y1="34.399cm" svg:x2="51.251cm" svg:y2="33.415cm">
                <text:p/>
              </draw:line>
              <draw:custom-shape draw:style-name="gr13" draw:text-style-name="P1" draw:layer="layout" svg:width="1.778cm" svg:height="1.525cm" svg:x="50.339cm" svg:y="28.8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3" draw:layer="layout" svg:width="4.799cm" svg:height="1.987cm" svg:x="48.805cm" svg:y="34.537cm">
                <draw:text-box>
                  <text:p text:style-name="P1"><text:span text:style-name="T1">Local Authority</text:span></text:p>
                </draw:text-box>
              </draw:frame>
            </draw:g>
            <draw:frame draw:style-name="gr7" draw:text-style-name="P3" draw:layer="layout" svg:width="1.651cm" svg:height="1.27cm" svg:x="48.951cm" svg:y="27.979cm">
              <draw:text-box>
                <text:p text:style-name="P1"><text:span text:style-name="T1">(c)</text:span></text:p>
              </draw:text-box>
            </draw:frame>
          </draw:g>
          <draw:custom-shape draw:style-name="gr6" draw:text-style-name="P1" draw:layer="layout" svg:width="9.779cm" svg:height="10.398cm" svg:x="46.519cm" svg:y="27.233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3" draw:text-style-name="P1" draw:layer="layout" svg:width="8.89cm" svg:height="5.08cm" svg:x="47.278cm" svg:y="10.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3.429cm" svg:height="1.27cm" svg:x="52.104cm" svg:y="13.9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5" draw:text-style-name="P1" draw:layer="layout" svg:width="3.048cm" svg:height="2.159cm" svg:x="52.231cm" svg:y="11.3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6" draw:text-style-name="P1" draw:layer="layout" svg:width="3.048cm" svg:height="2.159cm" svg:x="52.358cm" svg:y="11.2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3" draw:text-style-name="P1" draw:layer="layout" svg:width="3.937cm" svg:height="2.54cm" svg:x="47.659cm" svg:y="12.6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7" draw:text-style-name="P1" draw:layer="layout" svg:x1="47.934cm" svg:y1="12.96cm" svg:x2="47.934cm" svg:y2="14.865cm">
                      <text:p/>
                    </draw:line>
                    <draw:line draw:style-name="gr17" draw:text-style-name="P1" draw:layer="layout" svg:x1="47.934cm" svg:y1="14.865cm" svg:x2="51.322cm" svg:y2="14.865cm">
                      <text:p/>
                    </draw:line>
                  </draw:g>
                  <draw:custom-shape draw:style-name="gr18" draw:text-style-name="P1" draw:layer="layout" svg:width="3.175cm" svg:height="1.27cm" svg:x="48.016cm" svg:y="13.5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8" draw:text-style-name="P1" draw:layer="layout" svg:width="3.937cm" svg:height="1.27cm" svg:x="47.659cm" svg:y="10.991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3" draw:layer="layout" svg:width="8.89cm" svg:height="1.27cm" svg:x="47.278cm" svg:y="16.071cm">
                <draw:text-box>
                  <text:p text:style-name="P1"><text:span text:style-name="T1">Report Tool</text:span></text:p>
                </draw:text-box>
              </draw:frame>
            </draw:g>
            <draw:frame draw:style-name="gr7" draw:text-style-name="P3" draw:layer="layout" svg:width="2.286cm" svg:height="1.27cm" svg:x="45.5cm" svg:y="9.432cm">
              <draw:text-box>
                <text:p text:style-name="P1"><text:span text:style-name="T1">(f)</text:span></text:p>
              </draw:text-box>
            </draw:frame>
          </draw:g>
          <draw:custom-shape draw:style-name="gr6" draw:text-style-name="P1" draw:layer="layout" svg:width="11.811cm" svg:height="10.779cm" svg:x="45.505cm" svg:y="8.248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svg:x1="9.09cm" svg:y1="27.233cm" svg:x2="9.09cm" svg:y2="18.638cm" draw:start-shape="id2" draw:start-glue-point="0" draw:end-shape="id3" draw:end-glue-point="2" svg:d="M9090 27233v-8595" svg:viewBox="0 0 1 8596">
          <text:p/>
        </draw:connector>
        <draw:connector draw:style-name="gr19" draw:text-style-name="P1" draw:layer="layout" svg:x1="51.408cm" svg:y1="27.233cm" svg:x2="51.408cm" svg:y2="19.027cm" draw:start-shape="id4" draw:start-glue-point="0" draw:end-shape="id5" draw:end-glue-point="2" svg:d="M51408 27233v-8206" svg:viewBox="0 0 1 8207">
          <text:p/>
        </draw:connector>
        <draw:connector draw:style-name="gr20" draw:text-style-name="P1" draw:layer="layout" svg:x1="15.25cm" svg:y1="13.637cm" svg:x2="23.857cm" svg:y2="13.637cm" draw:start-shape="id3" draw:start-glue-point="1" draw:end-shape="id1" draw:end-glue-point="3" svg:d="M15250 13637h8607" svg:viewBox="0 0 8608 1">
          <text:p/>
        </draw:connector>
        <draw:connector draw:style-name="gr21" draw:text-style-name="P1" draw:layer="layout" svg:x1="45.5cm" svg:y1="13.637cm" svg:x2="37.319cm" svg:y2="13.637cm" draw:start-shape="id5" draw:start-glue-point="3" draw:end-shape="id1" draw:end-glue-point="1" svg:d="M45500 13637h-8181" svg:viewBox="0 0 8182 1">
          <text:p/>
        </draw:connector>
        <draw:frame draw:style-name="gr22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2" draw:text-style-name="P3" draw:layer="layout" svg:width="8.636cm" svg:height="1.987cm" svg:x="15.132cm" svg:y="14.5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2" draw:text-style-name="P3" draw:layer="layout" svg:width="7.747cm" svg:height="1.987cm" svg:x="36.976cm" svg:y="14.368cm">
          <draw:text-box>
            <text:p text:style-name="P1"><text:span text:style-name="T1">&lt; queries reports</text:span></text:p>
            <text:p text:style-name="P1"><text:span text:style-name="T1">sends reports &gt;</text:span></text:p>
          </draw:text-box>
        </draw:frame>
        <draw:frame draw:style-name="gr22" draw:text-style-name="P3" draw:layer="layout" svg:width="7.493cm" svg:height="1.119cm" svg:x="28.868cm" svg:y="22.146cm">
          <draw:text-box>
            <text:p text:style-name="P1"><text:span text:style-name="T1">operates</text:span></text:p>
          </draw:text-box>
        </draw:frame>
        <draw:frame draw:style-name="gr7" draw:text-style-name="P3" draw:layer="layout" svg:width="7.493cm" svg:height="1.27cm" svg:x="49.207cm" svg:y="22.07cm">
          <draw:text-box>
            <text:p text:style-name="P1"><text:span text:style-name="T1">uses</text:span></text:p>
          </draw:text-box>
        </draw:frame>
        <draw:g xml:id="id15" draw:id="id15">
          <draw:g>
            <draw:g>
              <draw:line draw:style-name="gr11" draw:text-style-name="P1" draw:layer="layout" svg:x1="30.408cm" svg:y1="30.414cm" svg:x2="30.408cm" svg:y2="33.463cm">
                <text:p/>
              </draw:line>
              <draw:line draw:style-name="gr12" draw:text-style-name="P1" draw:layer="layout" svg:x1="29.074cm" svg:y1="31.35cm" svg:x2="31.741cm" svg:y2="31.35cm">
                <text:p/>
              </draw:line>
              <draw:line draw:style-name="gr12" draw:text-style-name="P1" draw:layer="layout" svg:x1="29.074cm" svg:y1="34.41cm" svg:x2="30.408cm" svg:y2="33.394cm">
                <text:p/>
              </draw:line>
              <draw:line draw:style-name="gr12" draw:text-style-name="P1" draw:layer="layout" svg:x1="31.741cm" svg:y1="34.399cm" svg:x2="30.431cm" svg:y2="33.415cm">
                <text:p/>
              </draw:line>
              <draw:custom-shape draw:style-name="gr13" draw:text-style-name="P1" draw:layer="layout" svg:width="1.778cm" svg:height="1.525cm" svg:x="29.519cm" svg:y="28.8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3" draw:layer="layout" svg:width="4.799cm" svg:height="1.987cm" svg:x="27.985cm" svg:y="34.537cm">
                <draw:text-box>
                  <text:p text:style-name="P1"><text:span text:style-name="T1">System Provider</text:span></text:p>
                </draw:text-box>
              </draw:frame>
            </draw:g>
            <draw:frame draw:style-name="gr7" draw:text-style-name="P3" draw:layer="layout" svg:width="1.651cm" svg:height="1.27cm" svg:x="28.131cm" svg:y="27.979cm">
              <draw:text-box>
                <text:p text:style-name="P1"><text:span text:style-name="T1">(b)</text:span></text:p>
              </draw:text-box>
            </draw:frame>
          </draw:g>
          <draw:custom-shape draw:style-name="gr6" draw:text-style-name="P1" draw:layer="layout" svg:width="9.779cm" svg:height="10.398cm" svg:x="25.699cm" svg:y="27.23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1" draw:text-style-name="P1" draw:layer="layout" svg:x1="8.91cm" svg:y1="30.414cm" svg:x2="8.91cm" svg:y2="33.463cm">
                <text:p/>
              </draw:line>
              <draw:line draw:style-name="gr12" draw:text-style-name="P1" draw:layer="layout" svg:x1="7.576cm" svg:y1="31.35cm" svg:x2="10.243cm" svg:y2="31.35cm">
                <text:p/>
              </draw:line>
              <draw:line draw:style-name="gr12" draw:text-style-name="P1" draw:layer="layout" svg:x1="7.576cm" svg:y1="34.41cm" svg:x2="8.91cm" svg:y2="33.394cm">
                <text:p/>
              </draw:line>
              <draw:line draw:style-name="gr12" draw:text-style-name="P1" draw:layer="layout" svg:x1="10.243cm" svg:y1="34.399cm" svg:x2="8.933cm" svg:y2="33.415cm">
                <text:p/>
              </draw:line>
              <draw:custom-shape draw:style-name="gr13" draw:text-style-name="P1" draw:layer="layout" svg:width="1.778cm" svg:height="1.525cm" svg:x="8.021cm" svg:y="28.8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3" draw:layer="layout" svg:width="4.799cm" svg:height="1.397cm" svg:x="6.487cm" svg:y="34.537cm">
                <draw:text-box>
                  <text:p text:style-name="P1"><text:span text:style-name="T1">Citizen</text:span></text:p>
                </draw:text-box>
              </draw:frame>
            </draw:g>
            <draw:frame draw:style-name="gr7" draw:text-style-name="P3" draw:layer="layout" svg:width="1.651cm" svg:height="1.27cm" svg:x="6.633cm" svg:y="27.979cm">
              <draw:text-box>
                <text:p text:style-name="P1"><text:span text:style-name="T1">(a)</text:span></text:p>
              </draw:text-box>
            </draw:frame>
          </draw:g>
          <draw:custom-shape draw:style-name="gr6" draw:text-style-name="P1" draw:layer="layout" svg:width="9.779cm" svg:height="10.398cm" svg:x="4.201cm" svg:y="27.233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3" draw:text-style-name="P1" draw:layer="layout" svg:width="4.318cm" svg:height="6.01cm" svg:x="5.217cm" svg:y="10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4" draw:text-style-name="P4" draw:layer="layout" svg:width="3.632cm" svg:height="1.843cm" svg:x="5.619cm" svg:y="13.4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5" draw:text-style-name="P5" draw:layer="layout" svg:width="2.171cm" svg:height="0.634cm" svg:x="6.325cm" svg:y="11.1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5" draw:text-style-name="P5" draw:layer="layout" svg:width="2.171cm" svg:height="0.634cm" svg:x="6.337cm" svg:y="11.9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5" draw:text-style-name="P5" draw:layer="layout" svg:width="2.171cm" svg:height="0.634cm" svg:x="6.35cm" svg:y="12.7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7" draw:text-style-name="P3" draw:layer="layout" svg:width="1.651cm" svg:height="1.27cm" svg:x="3.541cm" svg:y="9.035cm">
              <draw:text-box>
                <text:p text:style-name="P1"><text:span text:style-name="T1">(d)</text:span></text:p>
              </draw:text-box>
            </draw:frame>
          </draw:g>
          <draw:custom-shape draw:style-name="gr6" draw:text-style-name="P1" draw:layer="layout" svg:width="12.319cm" svg:height="10.002cm" svg:x="2.931cm" svg:y="8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2" draw:layer="layout" svg:width="7.239cm" svg:height="1.524cm" svg:x="4.074cm" svg:y="16.86cm">
            <draw:text-box>
              <text:p><text:span text:style-name="T1">Sensor Collector</text:span></text:p>
            </draw:text-box>
          </draw:frame>
          <draw:g>
            <draw:custom-shape draw:style-name="gr4" draw:text-style-name="P1" draw:layer="layout" svg:width="2.54cm" svg:height="2.413cm" svg:x="11.186cm" svg:y="11.5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5" draw:text-style-name="P3" draw:layer="layout" svg:width="4.826cm" svg:height="1.266cm" svg:x="10.043cm" svg:y="14.197cm">
              <draw:text-box>
                <text:p text:style-name="P1"><text:span text:style-name="T1">Mining</text:span></text:p>
              </draw:text-box>
            </draw:frame>
          </draw:g>
        </draw:g>
        <draw:frame draw:style-name="gr26" draw:text-style-name="P6" xml:id="id9" draw:id="id9" draw:layer="layout" svg:width="4.826cm" svg:height="1.524cm" svg:x="16.938cm" svg:y="12.309cm">
          <draw:text-box>
            <text:p text:style-name="P1"><text:span text:style-name="T3">HTTP</text:span></text:p>
          </draw:text-box>
        </draw:frame>
        <draw:frame draw:style-name="gr26" draw:text-style-name="P6" xml:id="id11" draw:id="id11" draw:layer="layout" svg:width="4.826cm" svg:height="1.524cm" svg:x="38.655cm" svg:y="12.463cm">
          <draw:text-box>
            <text:p text:style-name="P1"><text:span text:style-name="T3">HTTP</text:span></text:p>
          </draw:text-box>
        </draw:frame>
        <draw:g xml:id="id13" draw:id="id13">
          <draw:g>
            <draw:g>
              <draw:line draw:style-name="gr27" draw:text-style-name="P1" draw:layer="layout" svg:x1="41.007cm" svg:y1="23.293cm" svg:x2="41.007cm" svg:y2="26.342cm">
                <text:p/>
              </draw:line>
              <draw:line draw:style-name="gr28" draw:text-style-name="P1" draw:layer="layout" svg:x1="39.673cm" svg:y1="24.229cm" svg:x2="42.34cm" svg:y2="24.229cm">
                <text:p/>
              </draw:line>
              <draw:line draw:style-name="gr28" draw:text-style-name="P1" draw:layer="layout" svg:x1="39.673cm" svg:y1="27.289cm" svg:x2="41.007cm" svg:y2="26.273cm">
                <text:p/>
              </draw:line>
              <draw:line draw:style-name="gr28" draw:text-style-name="P1" draw:layer="layout" svg:x1="42.34cm" svg:y1="27.278cm" svg:x2="41.03cm" svg:y2="26.294cm">
                <text:p/>
              </draw:line>
              <draw:custom-shape draw:style-name="gr29" draw:text-style-name="P1" draw:layer="layout" svg:width="1.778cm" svg:height="1.525cm" svg:x="40.118cm" svg:y="21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0" draw:text-style-name="P7" draw:layer="layout" svg:width="4.799cm" svg:height="1.397cm" svg:x="38.584cm" svg:y="27.416cm">
                <draw:text-box>
                  <text:p text:style-name="P1"><text:span text:style-name="T4">Criminal</text:span></text:p>
                </draw:text-box>
              </draw:frame>
            </draw:g>
            <draw:frame draw:style-name="gr31" draw:text-style-name="P7" draw:layer="layout" svg:width="1.651cm" svg:height="1.27cm" svg:x="38.73cm" svg:y="20.858cm">
              <draw:text-box>
                <text:p text:style-name="P1"><text:span text:style-name="T4">(g)</text:span></text:p>
              </draw:text-box>
            </draw:frame>
          </draw:g>
          <draw:custom-shape draw:style-name="gr32" draw:text-style-name="P1" draw:layer="layout" svg:width="8.382cm" svg:height="8.636cm" svg:x="36.933cm" svg:y="20.4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8" xml:id="id12" draw:id="id12" draw:layer="layout" svg:width="8.382cm" svg:height="2.032cm" svg:x="26.397cm" svg:y="1.635cm">
          <text:p text:style-name="P1"><text:span text:style-name="T5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xml:id="id8" draw:id="id8" draw:layer="layout" svg:width="7.747cm" svg:height="2.032cm" svg:x="15.478cm" svg:y="6.715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xml:id="id6" draw:id="id6" draw:layer="layout" svg:width="7.366cm" svg:height="2.032cm" svg:x="12.848cm" svg:y="21.574cm">
          <text:p text:style-name="P1"><text:span text:style-name="T5">Intranspar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20.214cm" svg:y1="22.59cm" svg:x2="22.89cm" svg:y2="22.59cm" draw:start-shape="id6" draw:start-glue-point="1" draw:end-shape="id7" draw:end-glue-point="3" svg:d="M20214 22590h2676" svg:viewBox="0 0 2677 1">
          <text:p/>
        </draw:connector>
        <draw:connector draw:style-name="gr34" draw:text-style-name="P1" draw:layer="layout" svg:x1="19.351cm" svg:y1="8.747cm" svg:x2="19.351cm" svg:y2="12.309cm" draw:start-shape="id8" draw:start-glue-point="2" draw:end-shape="id9" draw:end-glue-point="0" svg:d="M19351 8747v3562" svg:viewBox="0 0 1 3563">
          <text:p/>
        </draw:connector>
        <draw:custom-shape draw:style-name="gr33" draw:text-style-name="P8" xml:id="id10" draw:id="id10" draw:layer="layout" svg:width="7.747cm" svg:height="2.032cm" svg:x="37.195cm" svg:y="6.715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41.068cm" svg:y1="8.747cm" svg:x2="41.068cm" svg:y2="12.463cm" draw:start-shape="id10" draw:start-glue-point="2" draw:end-shape="id11" draw:end-glue-point="0" svg:d="M41068 8747v3716" svg:viewBox="0 0 1 3717">
          <text:p/>
        </draw:connector>
        <draw:connector draw:style-name="gr34" draw:text-style-name="P1" draw:layer="layout" svg:x1="30.588cm" svg:y1="3.667cm" svg:x2="30.588cm" svg:y2="7.541cm" draw:start-shape="id12" draw:start-glue-point="2" draw:end-shape="id1" draw:end-glue-point="0" svg:d="M30588 3667v3874" svg:viewBox="0 0 1 3875">
          <text:p/>
        </draw:connector>
        <draw:connector draw:style-name="gr34" draw:text-style-name="P1" draw:layer="layout" draw:line-skew="-1.309cm" svg:x1="30.588cm" svg:y1="3.667cm" svg:x2="9.09cm" svg:y2="8.636cm" draw:start-shape="id12" draw:start-glue-point="2" draw:end-shape="id3" draw:end-glue-point="0" svg:d="M30588 3667v1201h-21498v3768" svg:viewBox="0 0 21499 4970">
          <text:p/>
        </draw:connector>
        <draw:connector draw:style-name="gr34" draw:text-style-name="P1" draw:layer="layout" draw:line-skew="-1.115cm" svg:x1="30.588cm" svg:y1="3.667cm" svg:x2="51.408cm" svg:y2="8.248cm" draw:start-shape="id12" draw:start-glue-point="2" draw:end-shape="id5" draw:end-glue-point="0" svg:d="M30588 3667v1201h20820v3380" svg:viewBox="0 0 20821 4582">
          <text:p/>
        </draw:connector>
        <draw:connector draw:style-name="gr34" draw:text-style-name="P1" draw:layer="layout" svg:x1="36.933cm" svg:y1="24.749cm" svg:x2="9.09cm" svg:y2="18.638cm" draw:start-shape="id13" draw:start-glue-point="3" draw:end-shape="id3" draw:end-glue-point="2" svg:d="M36933 24749h-27843v-6111" svg:viewBox="0 0 27844 6112">
          <text:p/>
        </draw:connector>
        <draw:connector draw:style-name="gr34" draw:text-style-name="P1" draw:layer="layout" svg:x1="36.933cm" svg:y1="24.749cm" svg:x2="30.588cm" svg:y2="19.733cm" draw:start-shape="id13" draw:start-glue-point="3" draw:end-shape="id1" draw:end-glue-point="2" svg:d="M36933 24749h-6345v-5016" svg:viewBox="0 0 6346 5017">
          <text:p/>
        </draw:connector>
        <draw:connector draw:style-name="gr34" draw:text-style-name="P1" draw:layer="layout" svg:x1="45.315cm" svg:y1="24.749cm" svg:x2="51.408cm" svg:y2="19.027cm" draw:start-shape="id13" draw:start-glue-point="1" draw:end-shape="id5" draw:end-glue-point="2" svg:d="M45315 24749h6093v-5722" svg:viewBox="0 0 6094 5723">
          <text:p/>
        </draw:connector>
        <draw:custom-shape draw:style-name="gr33" draw:text-style-name="P8" xml:id="id14" draw:id="id14" draw:layer="layout" svg:width="7.366cm" svg:height="2.032cm" svg:x="37.449cm" svg:y="31.416cm">
          <text:p text:style-name="P1"><text:span text:style-name="T5">Corru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37.449cm" svg:y1="32.432cm" svg:x2="35.478cm" svg:y2="32.432cm" draw:start-shape="id14" draw:start-glue-point="3" draw:end-shape="id15" draw:end-glue-point="1" svg:d="M37449 32432h-1971" svg:viewBox="0 0 1972 1">
          <text:p/>
        </draw:connector>
        <draw:connector draw:style-name="gr34" draw:text-style-name="P1" draw:layer="layout" svg:x1="44.815cm" svg:y1="32.432cm" svg:x2="46.519cm" svg:y2="32.432cm" draw:start-shape="id14" draw:start-glue-point="1" draw:end-shape="id4" draw:end-glue-point="3" svg:d="M44815 32432h1704" svg:viewBox="0 0 1705 1">
          <text:p/>
        </draw:connector>
        <draw:connector draw:style-name="gr35" draw:text-style-name="P1" draw:layer="layout" svg:x1="41.124cm" svg:y1="29.067cm" svg:x2="41.132cm" svg:y2="31.416cm" draw:start-shape="id13" draw:start-glue-point="2" draw:end-shape="id14" draw:end-glue-point="0" svg:d="M41124 29067v1150h8v1199" svg:viewBox="0 0 9 2350">
          <text:p/>
        </draw:connector>
        <draw:frame draw:style-name="gr2" draw:text-style-name="P7" draw:layer="layout" svg:width="5.715cm" svg:height="1.397cm" svg:x="23.733cm" svg:y="23.606cm">
          <draw:text-box>
            <text:p text:style-name="P7"><text:span text:style-name="T4">accesses</text:span></text:p>
          </draw:text-box>
        </draw:frame>
        <draw:frame draw:style-name="gr2" draw:text-style-name="P7" draw:layer="layout" svg:width="5.715cm" svg:height="1.397cm" svg:x="45.196cm" svg:y="23.606cm">
          <draw:text-box>
            <text:p text:style-name="P7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5T16:51:49.055102367</dc:date>
    <dc:creator>darjeeling </dc:creator>
    <meta:editing-duration>PT32M26S</meta:editing-duration>
    <meta:editing-cycles>21</meta:editing-cycles>
    <meta:generator>LibreOffice/4.2.6.3$Linux_X86_64 LibreOffice_project/420m0$Build-3</meta:generator>
    <meta:document-statistic meta:object-count="126"/>
  </office:meta>
</office:document-meta>
</file>